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name="aeed3ed">
      <style:paragraph-properties/>
    </style:style>
    <style:style style:family="paragraph" style:name="af218f0">
      <style:paragraph-properties/>
    </style:style>
    <style:style style:family="table-cell" style:name="afa8f16">
      <style:table-cell-properties fo:border-bottom="0.02mm solid #000000" fo:border-left="0.02mm solid #000000" fo:border-right="0.02mm solid #000000" fo:border-top="none" fo:padding-bottom="14.01mm" fo:padding-left="11.01mm" fo:padding-right="11.99mm" fo:padding-top="13.0mm"/>
    </style:style>
    <style:style style:family="paragraph" style:name="a6f4712">
      <style:paragraph-properties/>
    </style:style>
    <style:style style:family="table-cell" style:name="a343a0d">
      <style:table-cell-properties fo:border-bottom="0.02mm solid #000000" fo:border-left="0.02mm solid #000000" fo:border-right="none" fo:border-top="none" fo:padding-bottom="14.01mm" fo:padding-left="11.01mm" fo:padding-right="11.99mm" fo:padding-top="13.0mm"/>
    </style:style>
    <style:style style:family="paragraph" style:name="a20299b">
      <style:paragraph-properties/>
    </style:style>
    <style:style style:family="table-cell" style:name="a63f228">
      <style:table-cell-properties fo:border-bottom="0.02mm solid #000000" fo:border-left="0.02mm solid #000000" fo:border-right="0.02mm solid #000000" fo:border-top="0.02mm solid #000000" fo:padding-bottom="14.01mm" fo:padding-left="11.01mm" fo:padding-right="11.99mm" fo:padding-top="13.0mm"/>
    </style:style>
    <style:style style:family="paragraph" style:name="ab5cca5">
      <style:paragraph-properties/>
    </style:style>
    <style:style style:family="table-cell" style:name="a2005d0">
      <style:table-cell-properties fo:border-bottom="0.02mm solid #000000" fo:border-left="0.02mm solid #000000" fo:border-right="none" fo:border-top="0.02mm solid #000000" fo:padding-bottom="14.01mm" fo:padding-left="11.01mm" fo:padding-right="11.99mm" fo:padding-top="13.0mm"/>
    </style:style>
    <style:style style:family="table-column" style:name="ac9e320">
      <style:table-column-properties style:rel-column-width="32768*"/>
    </style:style>
    <style:style style:family="table-column" style:name="a27544d">
      <style:table-column-properties style:rel-column-width="32767*"/>
    </style:style>
    <style:style style:family="table" style:name="a761835">
      <style:table-properties style:rel-width="1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style-name="a761835">
        <table:table-column table:style-name="a27544d"/>
        <table:table-column table:style-name="ac9e320"/>
        <table:table-row>
          <table:table-cell table:style-name="a2005d0">
            <text:p text:style-name="ab5cca5">x</text:p>
          </table:table-cell>
          <table:table-cell table:style-name="a63f228">
            <text:p text:style-name="a20299b">y</text:p>
          </table:table-cell>
        </table:table-row>
        <table:table-row>
          <table:table-cell table:style-name="a343a0d">
            <text:p text:style-name="a6f4712">z</text:p>
          </table:table-cell>
          <table:table-cell table:style-name="afa8f16">
            <text:p text:style-name="af218f0">1</text:p>
          </table:table-cell>
        </table:table-row>
      </table:table>
      <text:p text:style-name="aeed3e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DE" fo:font-size="12pt" fo:language="de" style:font-name="Times New Roman" style:font-name-asian="SimSun" style:font-name-complex="Mangal" style:font-size-asian="12pt"/>
    </style:default-style>
    <style:style style:family="paragraph" style:name="Standard" style:parent-style-name="default_paragraph_style"/>
    <style:style style:display-name="Table Contents" style:family="paragraph" style:name="Table_20_Contents" style:parent-style-name="Standard"/>
    <style:style style:display-name="Text body" style:family="paragraph" style:name="Text_20_body" style:parent-style-name="Standard">
      <style:paragraph-properties fo:margin-bottom="2.12mm" fo:margin-top="0.0mm"/>
    </style:style>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style style:family="paragraph" style:name="Index" style:parent-style-name="Standard">
      <style:text-properties style:font-name-complex="Mangal1"/>
    </style: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List" style:parent-style-name="Text_20_body">
      <style:text-properties style:font-name-complex="Mangal1"/>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0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